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8d00" draw:textarea-horizontal-align="justify" draw:textarea-vertical-align="middle" draw:auto-grow-height="false" fo:min-height="2.35cm" fo:min-width="5cm"/>
    </style:style>
    <style:style style:name="gr2" style:family="graphic" style:parent-style-name="standard">
      <style:graphic-properties svg:stroke-width="0.075cm" svg:stroke-color="#ff420e" draw:marker-start-width="0.425cm" draw:marker-end-width="0.425cm" draw:fill-color="#ff8d00" draw:textarea-horizontal-align="justify" draw:textarea-vertical-align="middle" draw:auto-grow-height="false" fo:min-height="1.294cm" fo:min-width="0cm" fo:padding-top="0.163cm" fo:padding-bottom="0.163cm" fo:padding-left="0.288cm" fo:padding-right="0.28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11cm"/>
    </style:style>
    <style:style style:name="gr4" style:family="graphic" style:parent-style-name="standard">
      <style:graphic-properties draw:stroke="none" draw:fill-color="#abb400" draw:textarea-horizontal-align="justify" draw:textarea-vertical-align="top" draw:auto-grow-height="false" fo:min-height="2.35cm" fo:min-width="5cm" fo:padding-top="0.5cm"/>
    </style:style>
    <style:style style:name="gr5" style:family="graphic" style:parent-style-name="standard">
      <style:graphic-properties svg:stroke-width="0.1cm" svg:stroke-color="#ff8d00" draw:marker-start-width="0.498cm" draw:marker-end-width="0.498cm" draw:fill-color="#abb400" draw:textarea-horizontal-align="justify" draw:textarea-vertical-align="middle" draw:auto-grow-height="false" fo:min-height="0cm" fo:min-width="2.235cm" fo:padding-top="0.174cm" fo:padding-bottom="0.174cm" fo:padding-left="0.299cm" fo:padding-right="0.2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7" style:family="graphic" style:parent-style-name="standard">
      <style:graphic-properties draw:stroke="none" svg:stroke-color="#579d1c" draw:fill-color="#3465a4" draw:textarea-horizontal-align="justify" draw:textarea-vertical-align="middle" draw:auto-grow-height="false" fo:min-height="2.35cm" fo:min-width="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cm" fo:min-width="0cm"/>
    </style:style>
    <style:style style:name="gr10" style:family="graphic" style:parent-style-name="standard">
      <style:graphic-properties svg:stroke-width="0.1cm" svg:stroke-color="#ff8d00" draw:marker-start-width="0.498cm" draw:marker-end-width="0.498cm" draw:fill-color="#3465a4" draw:textarea-horizontal-align="justify" draw:textarea-vertical-align="middle" draw:auto-grow-height="false" fo:min-height="0cm" fo:min-width="2.287cm" fo:padding-top="0.174cm" fo:padding-bottom="0.174cm" fo:padding-left="0.299cm" fo:padding-right="0.299cm"/>
    </style:style>
    <style:style style:name="gr11" style:family="graphic" style:parent-style-name="standard">
      <style:graphic-properties svg:stroke-width="0.1cm" svg:stroke-color="#abb400" draw:marker-start-width="0.498cm" draw:marker-end-width="0.498cm" draw:fill-color="#3465a4" draw:textarea-horizontal-align="justify" draw:textarea-vertical-align="middle" draw:auto-grow-height="false" fo:min-height="0cm" fo:min-width="2.287cm" fo:padding-top="0.174cm" fo:padding-bottom="0.174cm" fo:padding-left="0.299cm" fo:padding-right="0.299cm"/>
    </style:style>
    <style:style style:name="gr12" style:family="graphic" style:parent-style-name="standard">
      <style:graphic-properties draw:fill-color="#abb400" draw:textarea-horizontal-align="justify" draw:textarea-vertical-align="middle" draw:auto-grow-height="false" fo:min-height="0.754cm" fo:min-width="4.537cm"/>
    </style:style>
    <style:style style:name="gr13" style:family="graphic" style:parent-style-name="objectwithoutfill">
      <style:graphic-properties svg:stroke-width="0.1cm" svg:stroke-color="#579d1c" draw:marker-start-width="0.5cm" draw:marker-end="Arrow_20_concave" draw:marker-end-width="0.4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23cm" fo:min-width="10.814cm"/>
    </style:style>
    <style:style style:name="gr15" style:family="graphic" style:parent-style-name="standard">
      <style:graphic-properties draw:stroke="dash" draw:stroke-dash="Ultrafine_20_Dashed" svg:stroke-width="0.05cm" svg:stroke-color="#ff8d00" draw:marker-start-width="0.348cm" draw:marker-end-width="0.348cm" draw:fill-color="#3465a4" draw:opacity="50%" draw:textarea-horizontal-align="justify" draw:textarea-vertical-align="middle" draw:auto-grow-height="false" fo:min-height="0cm" fo:min-width="3.704cm" fo:padding-top="0.149cm" fo:padding-bottom="0.149cm" fo:padding-left="0.274cm" fo:padding-right="0.274cm" draw:shadow-opacity="50%"/>
    </style:style>
    <style:style style:name="P1" style:family="paragraph">
      <style:paragraph-properties fo:text-align="center"/>
    </style:style>
    <style:style style:name="P2" style:family="paragraph">
      <loext:graphic-properties draw:fill-color="#ff8d00"/>
      <style:paragraph-properties fo:text-align="center"/>
      <style:text-properties fo:color="#ffffff" fo:font-size="12pt" fo:font-weight="bold" style:font-size-asian="12pt" style:font-size-complex="12pt"/>
    </style:style>
    <style:style style:name="P3" style:family="paragraph">
      <loext:graphic-properties draw:fill-color="#ff8d00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abb400"/>
      <style:paragraph-properties fo:text-align="center"/>
      <style:text-properties fo:color="#ffffff" fo:font-size="12pt" fo:font-weight="bold" style:font-size-asian="12pt" style:font-size-complex="12pt"/>
    </style:style>
    <style:style style:name="P6" style:family="paragraph">
      <loext:graphic-properties draw:fill-color="#abb400"/>
      <style:paragraph-properties fo:text-align="center"/>
    </style:style>
    <style:style style:name="P7" style:family="paragraph">
      <loext:graphic-properties draw:fill-color="#3465a4"/>
      <style:paragraph-properties fo:text-align="center"/>
      <style:text-properties fo:color="#ffffff" fo:font-size="12pt" fo:font-weight="bold" style:font-size-asian="12pt" style:font-size-complex="12pt"/>
    </style:style>
    <style:style style:name="P8" style:family="paragraph">
      <loext:graphic-properties draw:fill-color="#3465a4"/>
      <style:paragraph-properties fo:text-align="center"/>
    </style:style>
    <style:style style:name="P9" style:family="paragraph">
      <loext:graphic-properties draw:fill-color="#abb400"/>
      <style:paragraph-properties fo:text-align="center"/>
      <style:text-properties fo:color="#ffffff"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top="0cm" fo:margin-bottom="0.2cm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loext:graphic-properties draw:fill-color="#3465a4" draw:opacity="50%"/>
      <style:paragraph-properties fo:text-align="center"/>
    </style:style>
    <style:style style:name="T1" style:family="text">
      <style:text-properties fo:color="#ffffff" fo:font-size="12pt" fo:font-weight="bold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ffff"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5cm" svg:height="2.6cm" svg:x="3.32cm" svg:y="6.081cm">
          <text:p text:style-name="P1"><text:span text:style-name="T1">NanoWatchdog</text:span></text:p>
          <text:p text:style-name="P1"><text:span text:style-name="T1">boar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464cm" svg:height="1.764cm" svg:x="4.434cm" svg:y="8.773cm">
          <text:p/>
          <draw:enhanced-geometry svg:viewBox="0 0 21600 21600" draw:text-areas="?f0 0 ?f2 ?f5" draw:type="down-arrow" draw:modifiers="17610.4249291785 5341.9354838709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" draw:layer="layout" svg:width="2.911cm" svg:height="1.673cm" svg:x="3.227cm" svg:y="10.537cm">
          <draw:text-box>
            <text:p text:style-name="P1"><text:span text:style-name="T2">Motherboard</text:span></text:p>
            <text:p text:style-name="P1"><text:span text:style-name="T2">RESET</text:span></text:p>
            <text:p text:style-name="P1"><text:span text:style-name="T2">pins</text:span></text:p>
          </draw:text-box>
        </draw:frame>
        <draw:custom-shape draw:style-name="gr4" draw:text-style-name="P5" draw:layer="layout" svg:width="5.5cm" svg:height="2.6cm" svg:x="12.52cm" svg:y="6.081cm">
          <text:p text:style-name="P1"><text:span text:style-name="T1">NanoWatchdog</text:span></text:p>
          <text:p text:style-name="P1"><text:span text:style-name="T1">management daemo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413cm" svg:height="0.464cm" svg:x="8.88cm" svg:y="7.768cm">
          <text:p/>
          <draw:enhanced-geometry svg:viewBox="0 0 21600 21600" draw:text-areas="?f5 ?f1 ?f6 ?f3" draw:type="left-right-arrow" draw:modifiers="3100.17574692443 4970.3225806451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4" draw:layer="layout" svg:width="4.13cm" svg:height="1.673cm" svg:x="8.678cm" svg:y="6.092cm">
          <draw:text-box>
            <text:p text:style-name="P1"><text:span text:style-name="T2">serial communications through USB port</text:span></text:p>
          </draw:text-box>
        </draw:frame>
        <draw:custom-shape draw:style-name="gr7" draw:text-style-name="P7" draw:layer="layout" svg:width="5.5cm" svg:height="2.6cm" svg:x="21.72cm" svg:y="6.081cm">
          <text:p text:style-name="P1"><text:span text:style-name="T1">TCP client</text:span>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394cm" svg:height="2.147cm" svg:x="17.678cm" svg:y="8.304cm">
          <draw:text-box>
            <text:p text:style-name="P1"><text:span text:style-name="T2">NanoWatchdog board communication port</text:span></text:p>
          </draw:text-box>
        </draw:frame>
        <draw:frame draw:style-name="gr9" draw:text-style-name="P4" draw:layer="layout" svg:width="4.225cm" svg:height="2.3cm" svg:x="17.779cm" svg:y="4.06cm">
          <draw:text-box>
            <text:p text:style-name="P1"><text:span text:style-name="T2">NanoWatchdog management daemon communication port</text:span></text:p>
          </draw:text-box>
        </draw:frame>
        <draw:custom-shape draw:style-name="gr10" draw:text-style-name="P8" draw:layer="layout" svg:width="3.413cm" svg:height="0.464cm" svg:x="18.125cm" svg:y="7.794cm">
          <text:p/>
          <draw:enhanced-geometry svg:viewBox="0 0 21600 21600" draw:text-areas="?f5 ?f1 ?f6 ?f3" draw:type="left-right-arrow" draw:modifiers="3100.17574692443 4970.3225806451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8" draw:layer="layout" svg:width="3.413cm" svg:height="0.464cm" svg:x="18.125cm" svg:y="6.464cm">
          <text:p/>
          <draw:enhanced-geometry svg:viewBox="0 0 21600 21600" draw:text-areas="?f5 ?f1 ?f6 ?f3" draw:type="left-right-arrow" draw:modifiers="3100.17574692443 4970.3225806451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9" draw:layer="layout" svg:width="5.036cm" svg:height="1.252cm" svg:x="12.723cm" svg:y="9.845cm">
          <text:p text:style-name="P1"><text:span text:style-name="T3">/etc/nanowatchdog.conf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line draw:style-name="gr13" draw:text-style-name="P10" draw:layer="layout" svg:x1="15.249cm" svg:y1="9.817cm" svg:x2="15.249cm" svg:y2="8.68cm">
          <text:p/>
        </draw:line>
        <draw:frame draw:style-name="gr14" draw:text-style-name="P12" draw:layer="layout" svg:width="11.314cm" svg:height="1.873cm" svg:x="17.335cm" svg:y="17.592cm">
          <draw:text-box>
            <text:p text:style-name="P11"><text:span text:style-name="T4">Communication flows</text:span></text:p>
            <text:p><text:span text:style-name="T2">NanoWatchdog 2015.3</text:span></text:p>
            <text:p><text:span text:style-name="T2">Copyright @ 2015 Pierre Wieser &lt;pwieser@trychlos.org&gt;</text:span></text:p>
          </draw:text-box>
        </draw:frame>
        <draw:custom-shape draw:style-name="gr15" draw:text-style-name="P13" draw:layer="layout" svg:width="5.09cm" svg:height="0.464cm" svg:x="12.748cm" svg:y="7.795cm">
          <text:p/>
          <draw:enhanced-geometry svg:viewBox="0 0 21600 21600" draw:text-areas="?f5 ?f1 ?f6 ?f3" draw:type="left-right-arrow" draw:modifiers="3100.17574692443 4970.3225806451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2T05:03:48.977097384</meta:creation-date>
    <dc:date>2015-07-11T12:18:15.749944909</dc:date>
    <meta:editing-duration>PT18M41S</meta:editing-duration>
    <meta:editing-cycles>3</meta:editing-cycles>
    <meta:generator>LibreOffice/4.4.4.2$Linux_X86_64 LibreOffice_project/40$Build-2</meta:generator>
    <meta:document-statistic meta:object-count="15"/>
  </office:meta>
</office:document-meta>
</file>